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20.832cm" fo:min-width="22.481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20.832cm" fo:min-width="27.47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43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7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font-size="32pt" style:font-size-asian="18pt" style:font-size-complex="18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73.903cm" svg:height="6.31cm" svg:x="5.309cm" svg:y="0.801cm" presentation:class="title" presentation:user-transformed="true">
          <draw:text-box>
            <text:p text:style-name="P1"><text:span text:style-name="T1">Role of information and topology in agent-based </text:span><text:span text:style-name="T1"><text:line-break/></text:span><text:span text:style-name="T1">competitive systems with limited resources </text:span><text:span text:style-name="T1"><text:line-break/></text:span><text:span text:style-name="T2">Sandro Mehic, Università di Firenze</text:span></text:p>
          </draw:text-box>
        </draw:frame>
        <draw:custom-shape draw:style-name="gr1" draw:text-style-name="P3" draw:layer="layout" svg:width="22.981cm" svg:height="21.082cm" svg:x="3.628cm" svg:y="11.324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971cm" svg:height="21.082cm" svg:x="29.028cm" svg:y="11.3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2.981cm" svg:height="21.082cm" svg:x="59.266cm" svg:y="11.24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45cm" svg:height="2.193cm" svg:x="10.281cm" svg:y="12.17cm">
          <draw:text-box>
            <text:p text:style-name="P4"><text:span text:style-name="T3">Abstra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78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2.226cm" fo:text-indent="0cm"/>
      <style:text-properties fo:font-size="155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67cm" fo:text-indent="0cm"/>
      <style:text-properties fo:font-size="13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1.113cm" fo:text-indent="0cm"/>
      <style:text-properties fo:font-size="111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556cm" fo:text-indent="0cm"/>
      <style:text-properties fo:font-size="111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556cm" fo:text-indent="0cm"/>
      <style:text-properties fo:font-size="111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556cm" fo:text-indent="0cm"/>
      <style:text-properties fo:font-size="111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556cm" fo:text-indent="0cm"/>
      <style:text-properties fo:font-size="111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556cm" fo:text-indent="0cm"/>
      <style:text-properties fo:font-size="111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4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4.984cm" svg:height="7.047cm" svg:x="3.155cm" svg:y="2.397cm"/>
      <draw:page-thumbnail draw:layer="backgroundobjects" svg:width="4.984cm" svg:height="7.047cm" svg:x="3.155cm" svg:y="10.445cm"/>
      <draw:page-thumbnail draw:layer="backgroundobjects" svg:width="4.984cm" svg:height="7.047cm" svg:x="3.155cm" svg:y="18.493cm"/>
      <draw:page-thumbnail draw:layer="backgroundobjects" svg:width="4.984cm" svg:height="7.047cm" svg:x="13.45cm" svg:y="2.397cm"/>
      <draw:page-thumbnail draw:layer="backgroundobjects" svg:width="4.984cm" svg:height="7.047cm" svg:x="13.45cm" svg:y="10.445cm"/>
      <draw:page-thumbnail draw:layer="backgroundobjects" svg:width="4.984cm" svg:height="7.047cm" svg:x="13.45cm" svg:y="18.493cm"/>
    </style:handout-master>
    <style:master-page style:name="Default" style:page-layout-name="PM1" draw:style-name="Mdp1">
      <draw:frame presentation:style-name="Default-title" draw:layer="backgroundobjects" svg:width="73.903cm" svg:height="19.52cm" svg:x="5.096cm" svg:y="5.651cm" presentation:class="title" presentation:placeholder="true">
        <draw:text-box/>
      </draw:frame>
      <draw:frame presentation:style-name="Default-outline1" draw:layer="backgroundobjects" svg:width="73.903cm" svg:height="67.807cm" svg:x="5.096cm" svg:y="28.349cm" presentation:class="outline" presentation:placeholder="true">
        <draw:text-box/>
      </draw:frame>
      <draw:frame presentation:style-name="Mpr1" draw:text-style-name="MP1" draw:layer="backgroundobjects" svg:width="19.131cm" svg:height="8.062cm" svg:x="5.096cm" svg:y="107.50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6.028cm" svg:height="8.062cm" svg:x="29.075cm" svg:y="107.50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9.131cm" svg:height="8.062cm" svg:x="59.869cm" svg:y="107.50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0:55:50.664391488</meta:creation-date>
    <dc:date>2015-06-25T11:05:56.534947018</dc:date>
    <meta:editing-duration>PT10M7S</meta:editing-duration>
    <meta:editing-cycles>1</meta:editing-cycles>
    <meta:document-statistic meta:object-count="28"/>
    <meta:generator>LibreOffice/4.3.3.2$Linux_X86_64 LibreOffice_project/430m0$Build-2</meta:generator>
  </office:meta>
</office:document-meta>
</file>